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b6e" officeooo:paragraph-rsid="0019bb6e"/>
    </style:style>
    <style:style style:name="P2" style:family="paragraph" style:parent-style-name="Standard">
      <style:text-properties officeooo:rsid="001b06ea" officeooo:paragraph-rsid="001b06ea"/>
    </style:style>
    <style:style style:name="P3" style:family="paragraph" style:parent-style-name="Standard">
      <style:text-properties fo:font-weight="bold" officeooo:rsid="001b06ea" officeooo:paragraph-rsid="001b06ea" style:font-weight-asian="bold" style:font-weight-complex="bold"/>
    </style:style>
    <style:style style:name="P4" style:family="paragraph" style:parent-style-name="Standard">
      <style:text-properties fo:font-weight="bold" officeooo:rsid="001dc3b9" officeooo:paragraph-rsid="001dc3b9" style:font-weight-asian="bold" style:font-weight-complex="bold"/>
    </style:style>
    <style:style style:name="P5" style:family="paragraph" style:parent-style-name="Standard">
      <style:text-properties fo:font-weight="bold" officeooo:rsid="001e72cd" officeooo:paragraph-rsid="001e72cd" style:font-weight-asian="bold" style:font-weight-complex="bold"/>
    </style:style>
    <style:style style:name="P6" style:family="paragraph" style:parent-style-name="Standard">
      <style:text-properties fo:font-weight="bold" officeooo:rsid="002100a0" officeooo:paragraph-rsid="002100a0" style:font-weight-asian="bold" style:font-weight-complex="bold"/>
    </style:style>
    <style:style style:name="P7" style:family="paragraph" style:parent-style-name="Standard">
      <style:text-properties fo:font-weight="bold" officeooo:rsid="0023037f" officeooo:paragraph-rsid="0023037f" style:font-weight-asian="bold" style:font-weight-complex="bold"/>
    </style:style>
    <style:style style:name="P8" style:family="paragraph" style:parent-style-name="Standard">
      <style:text-properties officeooo:rsid="001c78c2" officeooo:paragraph-rsid="001c78c2"/>
    </style:style>
    <style:style style:name="P9" style:family="paragraph" style:parent-style-name="Standard">
      <style:text-properties fo:font-weight="normal" officeooo:rsid="001dc3b9" officeooo:paragraph-rsid="001dc3b9" style:font-weight-asian="normal" style:font-weight-complex="normal"/>
    </style:style>
    <style:style style:name="P10" style:family="paragraph" style:parent-style-name="Standard">
      <style:text-properties fo:font-weight="normal" officeooo:rsid="001e72cd" officeooo:paragraph-rsid="001e72cd" style:font-weight-asian="normal" style:font-weight-complex="normal"/>
    </style:style>
    <style:style style:name="P11" style:family="paragraph" style:parent-style-name="Standard">
      <style:text-properties fo:font-weight="normal" officeooo:rsid="002100a0" officeooo:paragraph-rsid="002100a0" style:font-weight-asian="normal" style:font-weight-complex="normal"/>
    </style:style>
    <style:style style:name="P12" style:family="paragraph" style:parent-style-name="Standard">
      <style:text-properties fo:font-weight="normal" officeooo:rsid="0023037f" officeooo:paragraph-rsid="0023037f" style:font-weight-asian="normal" style:font-weight-complex="normal"/>
    </style:style>
    <style:style style:name="P13" style:family="paragraph" style:parent-style-name="Standard">
      <style:text-properties fo:font-weight="normal" officeooo:rsid="00242835" officeooo:paragraph-rsid="00242835" style:font-weight-asian="normal" style:font-weight-complex="normal"/>
    </style:style>
    <style:style style:name="P14" style:family="paragraph" style:parent-style-name="Standard">
      <style:text-properties fo:font-weight="bold" officeooo:rsid="0025a131" officeooo:paragraph-rsid="0025a131" style:font-weight-asian="bold" style:font-weight-complex="bold"/>
    </style:style>
    <style:style style:name="P15" style:family="paragraph" style:parent-style-name="Standard">
      <style:text-properties fo:font-weight="bold" officeooo:rsid="00260bc8" officeooo:paragraph-rsid="00260bc8" style:font-weight-asian="bold" style:font-weight-complex="bold"/>
    </style:style>
    <style:style style:name="P16" style:family="paragraph" style:parent-style-name="Standard">
      <style:text-properties fo:font-weight="bold" officeooo:rsid="0028726e" officeooo:paragraph-rsid="0028726e" style:font-weight-asian="bold" style:font-weight-complex="bold"/>
    </style:style>
    <style:style style:name="P17" style:family="paragraph" style:parent-style-name="Standard">
      <style:text-properties fo:font-weight="bold" officeooo:rsid="0029bc62" officeooo:paragraph-rsid="0029bc62" style:font-weight-asian="bold" style:font-weight-complex="bold"/>
    </style:style>
    <style:style style:name="P18" style:family="paragraph" style:parent-style-name="Standard">
      <style:text-properties fo:font-weight="normal" officeooo:rsid="00260bc8" officeooo:paragraph-rsid="00260bc8" style:font-weight-asian="normal" style:font-weight-complex="normal"/>
    </style:style>
    <style:style style:name="P19" style:family="paragraph" style:parent-style-name="Standard">
      <style:text-properties fo:font-weight="normal" officeooo:rsid="00262ac7" officeooo:paragraph-rsid="00262ac7" style:font-weight-asian="normal" style:font-weight-complex="normal"/>
    </style:style>
    <style:style style:name="P20" style:family="paragraph" style:parent-style-name="Standard">
      <style:text-properties fo:font-weight="normal" officeooo:rsid="0026ec7d" officeooo:paragraph-rsid="00262ac7" style:font-weight-asian="normal" style:font-weight-complex="normal"/>
    </style:style>
    <style:style style:name="P21" style:family="paragraph" style:parent-style-name="Standard">
      <style:text-properties fo:font-weight="normal" officeooo:rsid="0026ec7d" officeooo:paragraph-rsid="0026ec7d" style:font-weight-asian="normal" style:font-weight-complex="normal"/>
    </style:style>
    <style:style style:name="P22" style:family="paragraph" style:parent-style-name="Standard">
      <style:text-properties fo:font-weight="normal" officeooo:rsid="0026ec7d" officeooo:paragraph-rsid="0028726e" style:font-weight-asian="normal" style:font-weight-complex="normal"/>
    </style:style>
    <style:style style:name="P23" style:family="paragraph" style:parent-style-name="Standard">
      <style:text-properties fo:font-weight="normal" officeooo:rsid="0028726e" officeooo:paragraph-rsid="0028726e" style:font-weight-asian="normal" style:font-weight-complex="normal"/>
    </style:style>
    <style:style style:name="P24" style:family="paragraph" style:parent-style-name="Standard">
      <style:text-properties fo:font-weight="normal" officeooo:rsid="0029bc62" officeooo:paragraph-rsid="0029bc62" style:font-weight-asian="normal" style:font-weight-complex="normal"/>
    </style:style>
    <style:style style:name="T1" style:family="text">
      <style:text-properties officeooo:rsid="001c78c2"/>
    </style:style>
    <style:style style:name="T2" style:family="text">
      <style:text-properties fo:font-weight="bold" officeooo:rsid="001b06e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78c2" style:font-weight-asian="normal" style:font-weight-complex="normal"/>
    </style:style>
    <style:style style:name="T5" style:family="text">
      <style:text-properties officeooo:rsid="0028726e"/>
    </style:style>
    <style:style style:name="T6" style:family="text">
      <style:text-properties officeooo:rsid="00297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seen in the image sky_problems.png, the classifier seems to have trouble with detecting vehicles in the sky. It does fairly well on the road with only a few false positives in the test image. Looking through the non-cars training data, there seems to be relatively less images of trees and skies to train against. Our classifier could poorly trained here so we will limit our search region to only the road. The <text:s/>results are shown in no_sky.png.<text:line-break/><text:line-break/></text:p>
      <text:p text:style-name="P2">Notes:</text:p>
      <text:p text:style-name="P2"/>
      <text:p text:style-name="P3">How should we specify y_start_stop?</text:p>
      <text:p text:style-name="P2"/>
      <text:p text:style-name="P2">Probably just a fixed search area slighly above horizon to the bottom of the road, assume no hills</text:p>
      <text:p text:style-name="P2"/>
      <text:p text:style-name="P3">How should we scale the size of the search window, with y_pos? With x_pos, <text:span text:style-name="T1">radial position</text:span></text:p>
      <text:p text:style-name="Standard"><text:span text:style-name="T2"><text:line-break/></text:span><text:span text:style-name="T4">Mathematically determine the predicted size of vehicles based on the camera specs? Focal length, sensor size, FOV? Probably not, we don't have these specs</text:span></text:p>
      <text:p text:style-name="Standard"/>
      <text:p text:style-name="P8"><text:span text:style-name="T4">P</text:span><text:span text:style-name="T3">robably just scale the window size smaller with proximity to the horizon. Scaling with x_pos distance from the centerline is probably not meaning ful. Make a diagram?</text:span></text:p>
      <text:p text:style-name="P2"/>
      <text:p text:style-name="P2"/>
      <text:p text:style-name="P4">How do we track vehicles?</text:p>
      <text:p text:style-name="P4"/>
      <text:p text:style-name="P9">Project to overhead view and track them?</text:p>
      <text:p text:style-name="P9">Just search boxes around the last know location?</text:p>
      <text:p text:style-name="P9">Try to estimate velocity? Without switching to overhead projection?</text:p>
      <text:p text:style-name="P9"/>
      <text:p text:style-name="P9">Project the heat map?</text:p>
      <text:p text:style-name="P9">Project the centroids of the heat map?</text:p>
      <text:p text:style-name="P4"/>
      <text:p text:style-name="P4"/>
      <text:p text:style-name="P4"/>
      <text:p text:style-name="P5">These settings:</text:p>
      <text:p text:style-name="P10">#These MUST be the same as how we trained the classifier <text:s/>in P5_Extract_Features_Train_SVC.ipynb</text:p>
      <text:p text:style-name="P10">color_space = 'RGB' # Can be RGB, HSV, LUV, HLS, YUV, YCrCb</text:p>
      <text:p text:style-name="P10">orient = 11 <text:s/># HOG orientations</text:p>
      <text:p text:style-name="P10">pix_per_cell = 8 # HOG pixels per cell</text:p>
      <text:p text:style-name="P10">cell_per_block = 2 # HOG cells per block</text:p>
      <text:p text:style-name="P10">hog_channel = "ALL" # Can be 0, 1, 2, or "ALL"</text:p>
      <text:p text:style-name="P10">spatial_size = (24, 24) # Spatial binning dimensions</text:p>
      <text:p text:style-name="P10">hist_bins = 24 <text:s text:c="3"/># Number of histogram bins</text:p>
      <text:p text:style-name="P10">spatial_feat = True # Spatial features on or off</text:p>
      <text:p text:style-name="P10">hist_feat = True # Histogram features on or off</text:p>
      <text:p text:style-name="P10">hog_feat = True # HOG features on or off</text:p>
      <text:p text:style-name="P10">97.8 Accuracy, too many flase positives</text:p>
      <text:p text:style-name="P10"/>
      <text:p text:style-name="P6">Notes</text:p>
      <text:p text:style-name="P11">The white car was not detected well </text:p>
      <text:p text:style-name="P7"><text:soft-page-break/>Windows</text:p>
      <text:p text:style-name="P12">windows1: 96x96 0.4 overlap <text:s/>#28</text:p>
      <text:p text:style-name="P12">windows2: 140x140 0.55 overlap #38</text:p>
      <text:p text:style-name="P12">windows3: 192x192 0.9 overlap #30​</text:p>
      <text:p text:style-name="P12">windows4: 62x64 0.655 overlap #72</text:p>
      <text:p text:style-name="P12"/>
      <text:p text:style-name="P13">all_windows: #168</text:p>
      <text:p text:style-name="P12"/>
      <text:p text:style-name="P14">YUV</text:p>
      <text:p text:style-name="P14"><text:span text:style-name="T3">Did not work well with HOG</text:span></text:p>
      <text:p text:style-name="P14"/>
      <text:p text:style-name="P14">97-98% accuracy – but false positives</text:p>
      <text:p text:style-name="P14"/>
      <text:p text:style-name="P16">RGB Heatmap Video</text:p>
      <text:p text:style-name="P23">https://www.youtube.com/watch?v=Jtk07pFQ0Jo</text:p>
      <text:p text:style-name="P14"/>
      <text:p text:style-name="P16">YcrCb Heatmap video</text:p>
      <text:p text:style-name="P23">https://youtu.be/5WKNxov1o6w</text:p>
      <text:p text:style-name="P14"/>
      <text:p text:style-name="P17">Final</text:p>
      <text:p text:style-name="P24">https://youtu.be/2d2K-6pcHpg</text:p>
      <text:p text:style-name="P14"/>
      <text:p text:style-name="P15">No HOG attempts:</text:p>
      <text:p text:style-name="P18">train in YUV, 32x32 spatial, 32 hist, 91% acc.</text:p>
      <text:p text:style-name="P18"/>
      <text:p text:style-name="P19">YcrCb HOG, all channels 16x16x16, 97.7 <text:s/>~6000</text:p>
      <text:p text:style-name="P19">YcrCb HOG 9or, Ych 16x16x16, 97.1 ~ 2500</text:p>
      <text:p text:style-name="P19">YcrCb HOG 11or , Ych 16x16x32, 97.1 <text:s/>~3020<text:line-break/></text:p>
      <text:p text:style-name="P19"/>
      <text:p text:style-name="P20">**Vehicle Detection Project**</text:p>
      <text:p text:style-name="P20"/>
      <text:p text:style-name="P23">###Introduction</text:p>
      <text:p text:style-name="P20"/>
      <text:p text:style-name="P21">The goal of the P5 vehicle detection project is to detect and track vehicles in frames of a video taken from a car driving on the highway. This project was carried out in the following steps:</text:p>
      <text:p text:style-name="P21"/>
      <text:p text:style-name="P21">* Features were extracted from a training set and normalized. These included spatial features, color histogram features and features from a Histogram of Oriented Gradients (HOG)</text:p>
      <text:p text:style-name="P21">* <text:span text:style-name="T5">The features extracted from the training set were used to train and validate a Linear SVM classifer</text:span></text:p>
      <text:p text:style-name="P21">* <text:span text:style-name="T5">A set of search windows were created in the relevant field of view of the camera and a sliding window technique was used to search for vehicles in the frame with the classifier</text:span></text:p>
      <text:p text:style-name="P21">* <text:span text:style-name="T5">Positive returns were recorded in a heat map. Heat maps from recent frames were saved and summed together to create and average heatmap over the recent frames.</text:span></text:p>
      <text:p text:style-name="P21">* <text:span text:style-name="T5">The average heatmap was thresholded to extract only repeat hits and eliminate false positives.</text:span></text:p>
      <text:p text:style-name="P22">* <text:span text:style-name="T5">False positives that did not overlap the tracked vehicle boxes were automatically extracted from the image and saved to be used with hard negative mining during future retraining of the classifier.</text:span></text:p>
      <text:p text:style-name="P22">* <text:span text:style-name="T6">The functions from project 4 were used to overlay lane detection in the video</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2:02:47.565011870</meta:creation-date>
    <dc:date>2017-02-08T01:23:25.165137359</dc:date>
    <meta:editing-duration>PT6H56M7S</meta:editing-duration>
    <meta:editing-cycles>7</meta:editing-cycles>
    <meta:generator>LibreOffice/4.2.8.2$Linux_X86_64 LibreOffice_project/420m0$Build-2</meta:generator>
    <meta:document-statistic meta:table-count="0" meta:image-count="0" meta:object-count="0" meta:page-count="2" meta:paragraph-count="58" meta:word-count="614" meta:character-count="3655" meta:non-whitespace-character-count="3083"/>
  </office:meta>
</office:document-meta>
</file>